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2" style:family="paragraph" style:parent-style-name="Standard">
      <style:text-properties style:text-position="0% 100%" fo:font-size="14pt" fo:font-weight="normal" officeooo:rsid="002f44fe" officeooo:paragraph-rsid="00fee181" style:font-size-asian="14pt" style:font-weight-asian="normal" style:font-size-complex="14pt" style:font-weight-complex="normal"/>
    </style:style>
    <style:style style:name="P3" style:family="paragraph" style:parent-style-name="Standard">
      <style:text-properties style:text-position="0% 100%" fo:font-size="14pt" fo:font-weight="normal" officeooo:rsid="002f44fe" officeooo:paragraph-rsid="015fe82e"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text-position="0% 100%" fo:font-size="14pt" fo:font-weight="normal" officeooo:rsid="00ff4bad" officeooo:paragraph-rsid="00587d6d" style:font-size-asian="14pt" style:font-weight-asian="normal" style:font-size-complex="14pt" style:font-weight-complex="normal"/>
    </style:style>
    <style:style style:name="P5" style:family="paragraph" style:parent-style-name="Standard">
      <style:text-properties style:text-position="0% 100%" fo:font-size="14pt" fo:font-weight="normal" officeooo:rsid="013490ea" officeooo:paragraph-rsid="0155b127" style:font-size-asian="14pt" style:font-weight-asian="normal" style:font-size-complex="14pt" style:font-weight-complex="normal"/>
    </style:style>
    <style:style style:name="P6" style:family="paragraph" style:parent-style-name="Standard">
      <style:text-properties style:text-position="0% 100%" fo:font-size="14pt" fo:font-weight="normal" officeooo:rsid="0155b127" officeooo:paragraph-rsid="0155b127" style:font-size-asian="14pt" style:font-weight-asian="normal" style:font-size-complex="14pt" style:font-weight-complex="normal"/>
    </style:style>
    <style:style style:name="P7" style:family="paragraph" style:parent-style-name="Standard">
      <style:text-properties style:text-position="0% 100%" fo:font-size="14pt" fo:font-weight="normal" officeooo:rsid="0155b127" officeooo:paragraph-rsid="015606e1" style:font-size-asian="14pt" style:font-weight-asian="normal" style:font-size-complex="14pt" style:font-weight-complex="normal"/>
    </style:style>
    <style:style style:name="P8" style:family="paragraph" style:parent-style-name="Standard">
      <style:text-properties style:text-position="0% 100%" fo:font-size="14pt" fo:font-weight="normal" officeooo:rsid="015606e1" officeooo:paragraph-rsid="015606e1" style:font-size-asian="14pt" style:font-weight-asian="normal" style:font-size-complex="14pt" style:font-weight-complex="normal"/>
    </style:style>
    <style:style style:name="P9" style:family="paragraph" style:parent-style-name="Standard">
      <style:text-properties style:text-position="0% 100%" fo:font-size="14pt" fo:font-weight="normal" officeooo:rsid="015606e1" officeooo:paragraph-rsid="01578612" style:font-size-asian="14pt" style:font-weight-asian="normal" style:font-size-complex="14pt" style:font-weight-complex="normal"/>
    </style:style>
    <style:style style:name="P10" style:family="paragraph" style:parent-style-name="Standard">
      <style:text-properties style:text-position="0% 100%" fo:font-size="14pt" fo:font-weight="normal" officeooo:rsid="0158be4e" officeooo:paragraph-rsid="0158be4e" style:font-size-asian="14pt" style:font-weight-asian="normal" style:font-size-complex="14pt" style:font-weight-complex="normal"/>
    </style:style>
    <style:style style:name="P11" style:family="paragraph" style:parent-style-name="Standard">
      <style:text-properties style:text-position="0% 100%" fo:font-size="14pt" fo:font-weight="normal" officeooo:rsid="015a7cb7" officeooo:paragraph-rsid="015a7cb7" style:font-size-asian="14pt" style:font-weight-asian="normal" style:font-size-complex="14pt" style:font-weight-complex="normal"/>
    </style:style>
    <style:style style:name="P12" style:family="paragraph" style:parent-style-name="Standard">
      <style:text-properties style:text-position="0% 100%" fo:font-size="14pt" style:text-underline-style="solid" style:text-underline-width="auto" style:text-underline-color="font-color" fo:font-weight="bold" officeooo:rsid="011aa48b" officeooo:paragraph-rsid="0134adf6" style:font-size-asian="14pt" style:font-weight-asian="bold" style:font-size-complex="14pt" style:font-weight-complex="bold"/>
    </style:style>
    <style:style style:name="P13" style:family="paragraph" style:parent-style-name="Standard">
      <style:text-properties style:text-position="0% 100%" fo:font-size="14pt" style:text-underline-style="solid" style:text-underline-width="auto" style:text-underline-color="font-color" fo:font-weight="bold" officeooo:rsid="0155b127" officeooo:paragraph-rsid="0155b127" style:font-size-asian="14pt" style:font-weight-asian="bold" style:font-size-complex="14pt" style:font-weight-complex="bold"/>
    </style:style>
    <style:style style:name="P14" style:family="paragraph" style:parent-style-name="Standard">
      <style:text-properties style:text-position="0% 100%" fo:font-size="14pt" style:text-underline-style="solid" style:text-underline-width="auto" style:text-underline-color="font-color" fo:font-weight="bold" officeooo:rsid="015606e1" officeooo:paragraph-rsid="015606e1" style:font-size-asian="14pt" style:font-weight-asian="bold" style:font-size-complex="14pt" style:font-weight-complex="bold"/>
    </style:style>
    <style:style style:name="P15" style:family="paragraph" style:parent-style-name="Standard">
      <style:text-properties style:text-position="0% 100%" fo:font-size="14pt" style:text-underline-style="solid" style:text-underline-width="auto" style:text-underline-color="font-color" fo:font-weight="bold" officeooo:rsid="01578612" officeooo:paragraph-rsid="01578612" style:font-size-asian="14pt" style:font-weight-asian="bold" style:font-size-complex="14pt" style:font-weight-complex="bold"/>
    </style:style>
    <style:style style:name="P16" style:family="paragraph" style:parent-style-name="Standard">
      <style:text-properties style:text-position="0% 100%" fo:font-size="14pt" style:text-underline-style="solid" style:text-underline-width="auto" style:text-underline-color="font-color" fo:font-weight="bold" officeooo:rsid="0158be4e" officeooo:paragraph-rsid="0158be4e" style:font-size-asian="14pt" style:font-weight-asian="bold" style:font-size-complex="14pt" style:font-weight-complex="bold"/>
    </style:style>
    <style:style style:name="P17" style:family="paragraph" style:parent-style-name="Standard">
      <style:text-properties style:text-position="0% 100%" fo:font-size="14pt" style:text-underline-style="solid" style:text-underline-width="auto" style:text-underline-color="font-color" fo:font-weight="bold" officeooo:rsid="015a7cb7" officeooo:paragraph-rsid="015a7cb7" style:font-size-asian="14pt" style:font-weight-asian="bold" style:font-size-complex="14pt" style:font-weight-complex="bold"/>
    </style:style>
    <style:style style:name="P18" style:family="paragraph" style:parent-style-name="Standard">
      <style:text-properties style:text-position="0% 100%" fo:font-size="14pt" style:text-underline-style="solid" style:text-underline-width="auto" style:text-underline-color="font-color" fo:font-weight="bold" officeooo:rsid="015b69c9" officeooo:paragraph-rsid="015b69c9" style:font-size-asian="14pt" style:font-weight-asian="bold" style:font-size-complex="14pt" style:font-weight-complex="bold"/>
    </style:style>
    <style:style style:name="P19" style:family="paragraph" style:parent-style-name="Standard">
      <style:text-properties style:text-position="0% 100%" fo:font-size="14pt" style:text-underline-style="solid" style:text-underline-width="auto" style:text-underline-color="font-color" fo:font-weight="bold" officeooo:rsid="015b76ad" officeooo:paragraph-rsid="015b76ad" style:font-size-asian="14pt" style:font-weight-asian="bold" style:font-size-complex="14pt" style:font-weight-complex="bold"/>
    </style:style>
    <style:style style:name="P20" style:family="paragraph" style:parent-style-name="Standard">
      <style:text-properties style:text-position="0% 100%" fo:font-size="14pt" style:text-underline-style="solid" style:text-underline-width="auto" style:text-underline-color="font-color" fo:font-weight="bold" officeooo:rsid="015c4897" officeooo:paragraph-rsid="015c4897" style:font-size-asian="14pt" style:font-weight-asian="bold" style:font-size-complex="14pt" style:font-weight-complex="bold"/>
    </style:style>
    <style:style style:name="P21" style:family="paragraph" style:parent-style-name="Standard">
      <style:text-properties style:text-position="0% 100%" fo:font-size="14pt" style:text-underline-style="solid" style:text-underline-width="auto" style:text-underline-color="font-color" fo:font-weight="bold" officeooo:rsid="015dc57f" officeooo:paragraph-rsid="015dc57f" style:font-size-asian="14pt" style:font-weight-asian="bold" style:font-size-complex="14pt" style:font-weight-complex="bold"/>
    </style:style>
    <style:style style:name="P22" style:family="paragraph" style:parent-style-name="Standard">
      <style:text-properties style:text-position="0% 100%" fo:font-size="14pt" style:text-underline-style="solid" style:text-underline-width="auto" style:text-underline-color="font-color" fo:font-weight="bold" officeooo:rsid="015f7e38" officeooo:paragraph-rsid="015f7e38" style:font-size-asian="14pt" style:font-weight-asian="bold" style:font-size-complex="14pt" style:font-weight-complex="bold"/>
    </style:style>
    <style:style style:name="P23" style:family="paragraph" style:parent-style-name="Standard">
      <style:text-properties style:text-position="0% 100%" fo:font-size="14pt" style:text-underline-style="solid" style:text-underline-width="auto" style:text-underline-color="font-color" fo:font-weight="normal" officeooo:rsid="0155b127" officeooo:paragraph-rsid="0155b127" style:font-size-asian="14pt" style:font-weight-asian="normal" style:font-size-complex="14pt" style:font-weight-complex="normal"/>
    </style:style>
    <style:style style:name="P24" style:family="paragraph" style:parent-style-name="Standard">
      <style:text-properties style:text-position="0% 100%" fo:font-size="14pt" style:text-underline-style="solid" style:text-underline-width="auto" style:text-underline-color="font-color" fo:font-weight="normal" officeooo:rsid="011b6395" officeooo:paragraph-rsid="01578612" style:font-size-asian="14pt" style:font-weight-asian="normal" style:font-size-complex="14pt" style:font-weight-complex="normal"/>
    </style:style>
    <style:style style:name="P25" style:family="paragraph" style:parent-style-name="Standard">
      <style:text-properties style:text-position="0% 100%" fo:font-size="14pt" style:text-underline-style="none" fo:font-weight="normal" officeooo:rsid="011aa48b" officeooo:paragraph-rsid="0134adf6" style:font-size-asian="14pt" style:font-weight-asian="normal" style:font-size-complex="14pt" style:font-weight-complex="normal"/>
    </style:style>
    <style:style style:name="P26" style:family="paragraph" style:parent-style-name="Standard">
      <style:text-properties style:text-position="0% 100%" fo:font-size="14pt" style:text-underline-style="none" fo:font-weight="normal" officeooo:rsid="011aa48b" officeooo:paragraph-rsid="01369460" style:font-size-asian="14pt" style:font-weight-asian="normal" style:font-size-complex="14pt" style:font-weight-complex="normal"/>
    </style:style>
    <style:style style:name="P27" style:family="paragraph" style:parent-style-name="Standard">
      <style:text-properties style:text-position="0% 100%" fo:font-size="14pt" style:text-underline-style="none" fo:font-weight="normal" officeooo:rsid="0134adf6" officeooo:paragraph-rsid="01578612" style:font-size-asian="14pt" style:font-weight-asian="normal" style:font-size-complex="14pt" style:font-weight-complex="normal"/>
    </style:style>
    <style:style style:name="P28" style:family="paragraph" style:parent-style-name="Standard">
      <style:text-properties style:text-position="0% 100%" fo:font-size="14pt" style:text-underline-style="none" fo:font-weight="normal" officeooo:rsid="01578612" officeooo:paragraph-rsid="01578612" style:font-size-asian="14pt" style:font-weight-asian="normal" style:font-size-complex="14pt" style:font-weight-complex="normal"/>
    </style:style>
    <style:style style:name="P29" style:family="paragraph" style:parent-style-name="Standard">
      <style:text-properties style:text-position="0% 100%" fo:font-size="14pt" style:text-underline-style="none" fo:font-weight="normal" officeooo:rsid="0146f23e" officeooo:paragraph-rsid="01434dcf" style:font-size-asian="14pt" style:font-weight-asian="normal" style:font-size-complex="14pt" style:font-weight-complex="normal"/>
    </style:style>
    <style:style style:name="P30" style:family="paragraph" style:parent-style-name="Standard">
      <style:text-properties style:text-position="0% 100%" fo:font-size="14pt" style:text-underline-style="none" fo:font-weight="normal" officeooo:rsid="015b69c9" officeooo:paragraph-rsid="015b69c9" style:font-size-asian="14pt" style:font-weight-asian="normal" style:font-size-complex="14pt" style:font-weight-complex="normal"/>
    </style:style>
    <style:style style:name="P31" style:family="paragraph" style:parent-style-name="Standard">
      <style:text-properties style:text-position="0% 100%" fo:font-size="14pt" style:text-underline-style="none" fo:font-weight="normal" officeooo:rsid="015b76ad" officeooo:paragraph-rsid="015b76ad" style:font-size-asian="14pt" style:font-weight-asian="normal" style:font-size-complex="14pt" style:font-weight-complex="normal"/>
    </style:style>
    <style:style style:name="P32" style:family="paragraph" style:parent-style-name="Standard">
      <style:text-properties style:text-position="0% 100%" fo:font-size="14pt" style:text-underline-style="none" fo:font-weight="normal" officeooo:rsid="015dc57f" officeooo:paragraph-rsid="015dc57f" style:font-size-asian="14pt" style:font-weight-asian="normal" style:font-size-complex="14pt" style:font-weight-complex="normal"/>
    </style:style>
    <style:style style:name="P33" style:family="paragraph" style:parent-style-name="Standard">
      <style:text-properties style:text-position="0% 100%" fo:font-size="14pt" style:text-underline-style="none" fo:font-weight="normal" officeooo:rsid="015c4897" officeooo:paragraph-rsid="015c4897" style:font-size-asian="14pt" style:font-weight-asian="normal" style:font-size-complex="14pt" style:font-weight-complex="normal"/>
    </style:style>
    <style:style style:name="P34" style:family="paragraph" style:parent-style-name="Standard">
      <style:text-properties style:text-position="0% 100%" fo:font-size="14pt" style:text-underline-style="none" fo:font-weight="normal" officeooo:rsid="015f7e38" officeooo:paragraph-rsid="015f7e38" style:font-size-asian="14pt" style:font-weight-asian="normal" style:font-size-complex="14pt" style:font-weight-complex="normal"/>
    </style:style>
    <style:style style:name="P35" style:family="paragraph" style:parent-style-name="Standard">
      <style:text-properties style:text-position="0% 100%" fo:font-size="14pt" fo:font-weight="bold" officeooo:rsid="0158be4e" officeooo:paragraph-rsid="0158be4e"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fo:font-weight="normal" officeooo:paragraph-rsid="00fee181"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font-size="14pt" fo:font-weight="normal" officeooo:paragraph-rsid="01578612"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font-size="14pt" fo:font-weight="normal" officeooo:paragraph-rsid="015fe82e"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32pt" fo:font-weight="bold" officeooo:rsid="013490ea" officeooo:paragraph-rsid="013490ea" style:font-size-asian="32pt" style:font-weight-asian="bold" style:font-size-complex="32pt" style:font-weight-complex="bold"/>
    </style:style>
    <style:style style:name="P40"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41" style:family="paragraph" style:parent-style-name="Standard">
      <style:text-properties style:text-position="0% 100%" fo:font-size="14pt" fo:font-weight="normal" officeooo:rsid="015fe82e" officeooo:paragraph-rsid="015fe82e" style:font-size-asian="14pt" style:font-weight-asian="normal" style:font-size-complex="14pt" style:font-weight-complex="normal"/>
    </style:style>
    <style:style style:name="P42" style:family="paragraph" style:parent-style-name="Standard">
      <style:text-properties style:text-position="0% 100%" fo:font-size="14pt" fo:font-weight="normal" officeooo:rsid="0161b5bf" officeooo:paragraph-rsid="0161b5bf" style:font-size-asian="14pt" style:font-weight-asian="normal" style:font-size-complex="14pt" style:font-weight-complex="normal"/>
    </style:style>
    <style:style style:name="P43" style:family="paragraph" style:parent-style-name="Standard">
      <style:text-properties style:text-position="0% 100%" fo:font-size="14pt" fo:font-weight="normal" officeooo:rsid="01633b83" officeooo:paragraph-rsid="01633b83"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1578612" style:font-weight-asian="bold" style:font-weight-complex="bold"/>
    </style:style>
    <style:style style:name="T3" style:family="text">
      <style:text-properties fo:font-weight="bold" officeooo:rsid="015a7cb7" style:font-weight-asian="bold" style:font-weight-complex="bold"/>
    </style:style>
    <style:style style:name="T4" style:family="text">
      <style:text-properties fo:font-weight="bold" officeooo:rsid="015b5d1b" style:font-weight-asian="bold" style:font-weight-complex="bold"/>
    </style:style>
    <style:style style:name="T5" style:family="text">
      <style:text-properties fo:font-weight="bold" officeooo:rsid="015b69c9" style:font-weight-asian="bold"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weight="bold" officeooo:rsid="0155b127" style:font-size-asian="20pt" style:font-weight-asian="bold" style:font-size-complex="20pt" style:font-weight-complex="bold"/>
    </style:style>
    <style:style style:name="T8" style:family="text">
      <style:text-properties fo:font-size="20pt" fo:font-weight="bold" officeooo:rsid="01578612" style:font-size-asian="20pt" style:font-weight-asian="bold" style:font-size-complex="20pt" style:font-weight-complex="bold"/>
    </style:style>
    <style:style style:name="T9" style:family="text">
      <style:text-properties fo:font-size="20pt" fo:font-weight="bold" officeooo:rsid="015fe82e" style:font-size-asian="20pt" style:font-weight-asian="bold" style:font-size-complex="20pt" style:font-weight-complex="bold"/>
    </style:style>
    <style:style style:name="T10" style:family="text">
      <style:text-properties style:text-underline-style="none"/>
    </style:style>
    <style:style style:name="T11" style:family="text">
      <style:text-properties style:text-underline-style="none" officeooo:rsid="011b8067"/>
    </style:style>
    <style:style style:name="T12" style:family="text">
      <style:text-properties style:text-underline-style="none" officeooo:rsid="0134adf6"/>
    </style:style>
    <style:style style:name="T13" style:family="text">
      <style:text-properties style:text-underline-style="none" officeooo:rsid="015268c9"/>
    </style:style>
    <style:style style:name="T14" style:family="text">
      <style:text-properties style:text-underline-style="none" officeooo:rsid="01578612"/>
    </style:style>
    <style:style style:name="T15" style:family="text">
      <style:text-properties style:text-underline-style="none" officeooo:rsid="015a7cb7"/>
    </style:style>
    <style:style style:name="T16" style:family="text">
      <style:text-properties officeooo:rsid="01420ef3"/>
    </style:style>
    <style:style style:name="T17" style:family="text">
      <style:text-properties officeooo:rsid="0155b127"/>
    </style:style>
    <style:style style:name="T18" style:family="text">
      <style:text-properties officeooo:rsid="015606e1"/>
    </style:style>
    <style:style style:name="T19" style:family="text">
      <style:text-properties officeooo:rsid="01578612"/>
    </style:style>
    <style:style style:name="T20" style:family="text">
      <style:text-properties officeooo:rsid="015b69c9"/>
    </style:style>
    <style:style style:name="T21" style:family="text">
      <style:text-properties style:text-position="super 58%"/>
    </style:style>
    <style:style style:name="T22" style:family="text">
      <style:text-properties style:text-position="super 58%" fo:font-style="normal" style:font-style-asian="normal" style:font-style-complex="normal"/>
    </style:style>
    <style:style style:name="T23" style:family="text">
      <style:text-properties officeooo:rsid="015dc57f"/>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1633b83" style:font-style-asian="normal" style:font-style-complex="normal"/>
    </style:style>
    <style:style style:name="T27" style:family="text">
      <style:text-properties officeooo:rsid="01633b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eataxe64</text:p>
      <text:p text:style-name="P39">To Do List<text:span text:style-name="T17"> for "Phase 1"</text:span>.</text:p>
      <text:p text:style-name="P1">R. A. Parker. <text:span text:style-name="T16"><text:s/>24.11.2019</text:span>.</text:p>
      <text:p text:style-name="P4"/>
      <text:p text:style-name="P36"><text:span text:style-name="T6">Section </text:span><text:span text:style-name="T9">0</text:span><text:span text:style-name="T6"> – </text:span><text:span text:style-name="T7">Introduction</text:span></text:p>
      <text:p text:style-name="P2"/>
      <text:p text:style-name="P6">This document describes the changes that should perhaps be done to the low-levels of meataxe64 - basically pcrit, field and HPMI - so that they can be, in some sense, completed, so that changes from then onwards are either minor bug-fixes or major functionality improvements. <text:s/>This is a discussion document, mainly between Steve and me but open for general comments should anyone else be interested.</text:p>
      <text:p text:style-name="P6"/>
      <text:p text:style-name="P38"><text:span text:style-name="T6">Section </text:span><text:span text:style-name="T9">1</text:span><text:span text:style-name="T6"> – </text:span><text:span text:style-name="T9">Things that have been done since stevemtx</text:span></text:p>
      <text:p text:style-name="P3"/>
      <text:p text:style-name="P41">1. <text:s/>Steve requested change from movzxw to movzwq in pc1.s. <text:s/>Done, passes validation. <text:s/>They both work for me. <text:s/>Is there a definitive list of gas instruction names? <text:s/>I always need to guess!</text:p>
      <text:p text:style-name="P41"/>
      <text:p text:style-name="P42">2. <text:s/>As a result of Sorenson and Webster (2015) it is now possible to <text:span text:style-name="T24">prove</text:span><text:span text:style-name="T25"> an integer less than 2</text:span><text:span text:style-name="T22">64</text:span><text:span text:style-name="T25"> to be prime in reasonable time. <text:s/>Steve Linton has implemented this, and it is now included in the field routine. <text:s/>This removes the need for the flag, and a set field is now </text:span><text:span text:style-name="T24">always</text:span><text:span text:style-name="T25"> tested for being a prime power. <text:s/>The specification for the smallest primitive root is unchanged and considered acceptable - if a prime field order is set, the Conway polynomial is either correct (i.e. the smallest primitive root mod p), or set to zero to indicate "not known". <text:s/>It is correct for p&lt;2</text:span><text:span text:style-name="T22">32</text:span><text:span text:style-name="T25">, if the flag (bit value 1) is set, or in most cases anyway (specifically if p-1 contains no prime factor &gt; 2</text:span><text:span text:style-name="T22">32</text:span><text:span text:style-name="T25"> nor two prime factors &gt; 2</text:span><text:span text:style-name="T22">16</text:span><text:span text:style-name="T25">).</text:span></text:p>
      <text:p text:style-name="P5"/>
      <text:p text:style-name="P37"><text:span text:style-name="T6">Section </text:span><text:span text:style-name="T8">2</text:span><text:span text:style-name="T6"> – </text:span><text:span text:style-name="T8">Things that should definitely be done.</text:span></text:p>
      <text:p text:style-name="P5"/>
      <text:p text:style-name="P23"><text:span text:style-name="T2">2.1</text:span><text:span text:style-name="T1">. <text:s/>Move AlignMalloc and AlignFree</text:span>.</text:p>
      <text:p text:style-name="P6">These routines are currently in field.c and field.h, which seems a pretty silly place for them. <text:s/>Where should this go? <text:s/>Should it be used at all, or is there a better way? It is only used to make the Brick Work Area, and also chunks of Cfmt, aligned to the cache-line.</text:p>
      <text:p text:style-name="P6"/>
      <text:p text:style-name="P13">2<text:span text:style-name="T19">.2</text:span>. <text:s/>Complete the 64-bit prime HPMI.</text:p>
      <text:p text:style-name="P7">Ideally there should be half a dozen HPMI implementations using vector floating-point instructions<text:span text:style-name="T18">, but there is also </text:span>an unsigned 64x64-&gt;128 integer multiply, and by accumulating these into three registers, a fairly fast HPMI can be built that works up to the largest primes<text:span text:style-name="T18"> on even the oldest 64-bit x86. <text:s/>I have spent several days on this already, and suspect it would not take too long to bring it into service. <text:s/>Indeed it is </text:span><text:soft-page-break/><text:span text:style-name="T18">probably easier to do this than to roll it back. <text:s/>I think this has a permanent place for the largest primes.</text:span></text:p>
      <text:p text:style-name="P7"/>
      <text:p text:style-name="P14"><text:span text:style-name="T19">2.</text:span>3. <text:s/>Complete the fixing of the table sizes.</text:p>
      <text:p text:style-name="P8">The FIELD structure originally concatenated the various look-up tables in an attempt to save space, left over from the days when a megabyte was a lot of memory. <text:s/>In fact, it seems much better to give them fixed sizes and I have done this change for the ones used in the field module itself, but not yet in the HPMI and linf ones. <text:s/>This change should be completed.</text:p>
      <text:p text:style-name="P8"/>
      <text:p text:style-name="P35">2.4. <text:s/>There is an #ifdef NEVER in field.c<text:span text:style-name="T27">.</text:span>.</text:p>
      <text:p text:style-name="P10">Find out what that is all about, and either delete it or fix it as appropriate.</text:p>
      <text:p text:style-name="P8"/>
      <text:p text:style-name="P37"><text:span text:style-name="T6">Section </text:span><text:span text:style-name="T8">3</text:span><text:span text:style-name="T6"> – </text:span><text:span text:style-name="T8">Things to consider now.</text:span></text:p>
      <text:p text:style-name="P9"/>
      <text:p text:style-name="P14"><text:span text:style-name="T19">3.1</text:span>. <text:s/><text:span text:style-name="T27">DONE! <text:s/>H</text:span>ow to deal with primality testing and smallest primitive root.</text:p>
      <text:p text:style-name="P43">This has now been addressed in item 2 of section 0.</text:p>
      <text:p text:style-name="P8"/>
      <text:p text:style-name="P16">3.2. <text:s/>Document things.</text:p>
      <text:p text:style-name="P10">My guess is that an attempt to document "field" and "hpmi" will throw up a fair number of minor issues that have been neglected, some for a considerable number of years. <text:s/>Repeatedly I've tried to do some improvement and found that it doesn't work as well as I'd hoped in some cases, and often not fully investigated or corrected (leaving the code working but sub-optimal in some way). <text:s/>Certainly the FIELD structure itself should be documented and tidied up a bit. <text:s/>My guess is that performance-wise it is almost all necessary, but that maintenance is getting ever harder.</text:p>
      <text:p text:style-name="P10"/>
      <text:p text:style-name="P17">3.3. <text:s/>Upgrade fieldreg.</text:p>
      <text:p text:style-name="P11">Thackray's fieldreg program (testing field.c) is still a valid test, but has not been upgraded for years, so does not test new features - in particular the flags (see 3.1) the extract and assemble extension-field &lt;-&gt; ground field and the "tiled" add and subtract are not tested.</text:p>
      <text:p text:style-name="P11"/>
      <text:p text:style-name="P17">3.4. <text:s/>Perhaps there should be an hpmireg.</text:p>
      <text:p text:style-name="P11">To be honest, the hpmi may have too many special cases for a the "generic" hpmi testing to be much use, but perhaps if we don't get too ambitious it might have a place.</text:p>
      <text:p text:style-name="P8"/>
      <text:p text:style-name="P37"><text:span text:style-name="T6">Section</text:span><text:span text:style-name="T8"> 4</text:span><text:span text:style-name="T6"> – </text:span><text:span text:style-name="T8">Things to consider long-term.</text:span></text:p>
      <text:p text:style-name="P25"/>
      <text:p text:style-name="P12"><text:span text:style-name="T19">4.1. </text:span>Include prime field case in DCut and DPaste.</text:p>
      <text:p text:style-name="P27">At present, DCut and DPaste do not function on the prime-field if it is different from the actual field<text:span text:style-name="T19"> - they only work over the extension field. <text:s/>The main problem is to provide both look-up tables, and it would not be that hard, but no genuine use for this has ever been seen as far as I know.</text:span></text:p>
      <text:p text:style-name="P26"><text:soft-page-break/></text:p>
      <text:p text:style-name="P24"><text:span text:style-name="T2">4.2</text:span><text:span text:style-name="T5">.</text:span><text:span text:style-name="T1"> Write </text:span><text:span text:style-name="T4">bit-slice</text:span><text:span text:style-name="T1"> HPMI for characteristic 5</text:span><text:span text:style-name="T3"> and 7</text:span><text:span text:style-name="T10">.</text:span></text:p>
      <text:p text:style-name="P24"><text:span text:style-name="T12">The "logic 13" "bit-slice" method for characteristic 5 has been known for a </text:span><text:span text:style-name="T14">several</text:span><text:span text:style-name="T12"> years, and at some point it should be implemented. <text:s/>The basic idea is to use two slices of grease level 3 at a cauldron length of 512 bits</text:span><text:span text:style-name="T11"> of extended Bfmt (four rows per projective vector, or 2 x 128 (=124+4!) x 64 bytes - 16KB for the brick). <text:s/>The speed-up factor should be </text:span><text:span text:style-name="T13">around two over the current AS-code system</text:span><text:span text:style-name="T14">.</text:span><text:span text:style-name="T15"> <text:s/>Similarly a bit slice method for mod 7 (15 logical operations) has been known for a while.</text:span></text:p>
      <text:p text:style-name="P28"/>
      <text:p text:style-name="P15">4.3<text:span text:style-name="T20">.</text:span> Floating-point HPMI implementations.</text:p>
      <text:p text:style-name="P28">There are several possible implementations for primes above 193 (the current limit) where the speed of the vector floating-point arithmetic can be used on exact integers held in floating-point form. <text:s/>These include single-precision, double-precision and Karatsuba, adding extra speed to mid-range primes.</text:p>
      <text:p text:style-name="P28"/>
      <text:p text:style-name="P15">4.4<text:span text:style-name="T20">.</text:span> Polynomial arithmetic.</text:p>
      <text:p text:style-name="P28">For Holt/Rees, characteristic polynomial and other purposes, it would ulitmately be sensible to implement polynomials in meataxe64. <text:s/>The idea is that a polynomial is held as a little-ending Dfmt vector, so that several necessary functions are already provided. <text:s/>Polynomial multiplication, division and GCD are, however, not available yet, and should ulitmately, perhaps, be included.</text:p>
      <text:p text:style-name="P29"/>
      <text:p text:style-name="P18">4.5. Gaussian elimination.</text:p>
      <text:p text:style-name="P30">Meataxe64 has repetedly applied the theme that most of the work of Gaussian elimination consists of matrix multiplication, for which the HPMI is hopefully suitable. <text:s/>There comes a scale, however, where a small matrix must be treated to Gaussian elimination (with transformation matrix) and I am fairly sure that the simple row-at-a-time approach that we have used for decades can be improved by using a bit of grease when the field order is tiny. <text:s/>I have made several attemts to rationalize this, so far without useful result.</text:p>
      <text:p text:style-name="P30"/>
      <text:p text:style-name="P21">4.6. Multiple extraction.</text:p>
      <text:p text:style-name="P32">A related problem arises when multiplying relatively small matrices. <text:s/>For small fields it would be faster to extract several consecutive entries of matrix A, rather than extracting them one at a time and assembling the bits together to make an index into a little grease table. <text:s/>Ideally this method should also be usable for 4.5 (whatever that is).</text:p>
      <text:p text:style-name="P30"/>
      <text:p text:style-name="P19">4.<text:span text:style-name="T23">7</text:span>. Extension field Conway polynomials.</text:p>
      <text:p text:style-name="P31">For any triple of fields p &lt;= p<text:span text:style-name="T21">d</text:span> &lt;= p<text:span text:style-name="T21">de</text:span> there is a polynomial in the field p<text:span text:style-name="T21">d</text:span> that X in the field p<text:span text:style-name="T21">de</text:span> satisfies. <text:s/>It is sensible to all this the Conway polynomial of degree e in the field of order p<text:span text:style-name="T21">d</text:span>. <text:s/>It might be sensible to add functionality to field.c to enable their computation, and possible to use them for 2-stage Albrecht methods. <text:s/>For example the field of order 3<text:span text:style-name="T21">10</text:span> could then utilize essentially only existing code as a degree 2 (Karatsuba) extension of the field 3<text:span text:style-name="T21">5</text:span>, which is implemented in turn by Albrecht's methods.</text:p>
      <text:p text:style-name="P31"/>
      <text:p text:style-name="P20"><text:soft-page-break/>4.<text:span text:style-name="T23">8</text:span>. <text:s/>Use ternary logic properly in AVX512 in characteristic 3.</text:p>
      <text:p text:style-name="P33">Logic-6 has been translated into two binary and two ternary logic schemes, essentially still based on logic-6. <text:s/>Tom Boothby informed me a couple of years ago that it is possible to do it with three ternary logic schemes, but I seem to have lost his result and have not yet reconstructed it.</text:p>
      <text:p text:style-name="P33"/>
      <text:p text:style-name="P22">4.9. Rationalization of Barrett.</text:p>
      <text:p text:style-name="P34">In common with most machines, integer division - giving quotient and remainder - is rather slow on the x86, with no indication that this will ever change. <text:s/>If the denominator is known in advance and used repeatedly, the methods of Barrett can be used. <text:s/>The principle is that, to divide by d, one computes 2<text:span text:style-name="T21">x</text:span>/d upfront, multiplies by that and then shifts right x places. <text:s/>The trouble is that, depending on the sizes of the numerator and denominator, the number of bits needed varies, so that there are several "fastest" methods. <text:s/>I suspect that more methods are used than is appropriate, and that in some cases the method used is not the fastest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11-25T13:32:23.595087389</dc:date>
    <meta:editing-duration>P1DT11H45M50S</meta:editing-duration>
    <meta:editing-cycles>285</meta:editing-cycles>
    <meta:generator>LibreOffice/5.1.6.2$Linux_X86_64 LibreOffice_project/10m0$Build-2</meta:generator>
    <meta:print-date>2016-05-21T17:31:23.826722282</meta:print-date>
    <meta:document-statistic meta:table-count="0" meta:image-count="0" meta:object-count="0" meta:page-count="4" meta:paragraph-count="45" meta:word-count="1450" meta:character-count="8388" meta:non-whitespace-character-count="6927"/>
  </office:meta>
</office:document-meta>
</file>